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nature_balm_mana_cos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ison_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poisoned_weapons_mana_cos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nature_balm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poisoned_weapons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balm_healing</text:p>
          </table:table-cell>
          <table:table-cell table:number-columns-repeated="7"/>
          <table:table-cell office:value-type="string" calcext:value-type="string">
            <text:p>poisoned_weapons_cooldown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17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13"/>
          <table:table-cell office:value-type="string" calcext:value-type="string">
            <text:p>nature_weapon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thorn_bush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cooldown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horn_bush_eff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bush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armor_cool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armor_mana_cost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thorn_bush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cooldown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health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assive_natur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9:12:52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5T19:13:46.933000000</dc:date>
    <meta:editing-duration>PT14M55S</meta:editing-duration>
    <meta:editing-cycles>6</meta:editing-cycles>
    <meta:generator>Trio_Office/6.2.8.2$Windows_x86 LibreOffice_project/</meta:generator>
    <meta:document-statistic meta:table-count="1" meta:cell-count="333" meta:object-count="0"/>
  </office:meta>
</office:document-meta>
</file>